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color="#000000" loext:opacity="100%" style:font-name="Times New Roman" fo:font-size="14pt" fo:language="es" fo:country="ES" officeooo:rsid="00011f0c" officeooo:paragraph-rsid="00011f0c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color="#000000" loext:opacity="100%" style:font-name="Times New Roman" fo:font-size="14pt" officeooo:paragraph-rsid="0002f489" style:font-size-asian="14pt" style:font-size-complex="14pt"/>
    </style:style>
    <style:style style:name="P3" style:family="paragraph" style:parent-style-name="Standard" style:list-style-name="L1">
      <style:text-properties officeooo:paragraph-rsid="0002f489"/>
    </style:style>
    <style:style style:name="P4" style:family="paragraph" style:parent-style-name="Standard" style:list-style-name="L2">
      <style:text-properties officeooo:paragraph-rsid="0002f489"/>
    </style:style>
    <style:style style:name="P5" style:family="paragraph" style:parent-style-name="Standard" style:list-style-name="L3">
      <style:text-properties officeooo:paragraph-rsid="0002f489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2f489" style:font-size-asian="14pt" style:font-size-complex="14pt"/>
    </style:style>
    <style:style style:name="T3" style:family="text">
      <style:text-properties fo:font-variant="normal" fo:text-transform="none" fo:color="#000000" loext:opacity="100%" style:font-name="Times New Roman" fo:font-size="14pt" fo:letter-spacing="normal" fo:language="es" fo:country="ES" fo:font-style="normal" fo:font-weight="normal" officeooo:rsid="00011f0c" style:font-size-asian="14pt" style:font-size-complex="14pt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language="es" fo:country="ES" officeooo:rsid="0002f489" style:font-size-asian="14pt" style:font-size-complex="14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202122" loext:opacity="100%" style:font-name="Times New Roman" fo:font-size="14pt" fo:letter-spacing="normal" fo:language="es" fo:country="ES" officeooo:rsid="00011f0c" style:font-size-asian="14pt" style:font-size-complex="14pt"/>
    </style:style>
    <style:style style:name="T7" style:family="text">
      <style:text-properties fo:font-variant="normal" fo:text-transform="none" fo:color="#202122" loext:opacity="100%" style:font-name="sans-serif" fo:font-size="10.5pt" fo:letter-spacing="normal" fo:language="es" fo:country="ES" fo:font-style="normal" fo:font-weight="normal" officeooo:rsid="00011f0c" style:font-size-asian="14pt" style:font-size-complex="14pt"/>
    </style:style>
    <style:style style:name="T8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language="es" fo:country="ES" fo:font-style="normal" style:text-underline-style="none" fo:font-weight="normal" officeooo:rsid="00011f0c" style:text-blinking="false" fo:background-color="#ffffff" loext:char-shading-value="0" style:font-size-asian="14pt" style:font-size-complex="14pt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011f0c"/>
    </style:style>
    <style:style style:name="T11" style:family="text">
      <style:text-properties fo:language="es" fo:country="ES" officeooo:rsid="0002f489"/>
    </style:style>
    <style:style style:name="T12" style:family="text">
      <style:text-properties fo:color="#000000" loext:opacity="100%" style:font-name="Times New Roman" fo:font-size="14pt" fo:language="es" fo:country="ES" officeooo:rsid="00011f0c" style:font-size-asian="14pt" style:font-size-complex="14pt"/>
    </style:style>
    <style:style style:name="T13" style:family="text">
      <style:text-properties fo:color="#000000" loext:opacity="100%" style:font-name="Times New Roman" fo:font-size="14pt" fo:language="es" fo:country="ES" officeooo:rsid="0002f489" style:font-size-asian="14pt" style:font-size-complex="14pt"/>
    </style:style>
    <style:style style:name="T14" style:family="text">
      <style:text-properties fo:color="#000000" loext:opacity="100%" style:font-name="Times New Roman" fo:font-size="14pt" style:font-size-asian="14pt" style:font-size-complex="14pt"/>
    </style:style>
    <style:style style:name="T15" style:family="text">
      <style:text-properties style:font-name="Times New Roman" fo:font-size="14pt" fo:language="es" fo:country="ES" style:font-size-asian="14pt" style:font-size-complex="14pt"/>
    </style:style>
    <style:style style:name="T16" style:family="text">
      <style:text-properties style:font-name="Times New Roman" fo:font-size="14pt" fo:language="es" fo:country="ES" officeooo:rsid="0002f489" style:font-size-asian="14pt" style:font-size-complex="14pt"/>
    </style:style>
    <style:style style:name="T17" style:family="text">
      <style:text-properties fo:font-size="14pt" fo:language="es" fo:country="ES" style:font-size-asian="14pt" style:font-size-complex="14pt"/>
    </style:style>
    <style:style style:name="T18" style:family="text">
      <style:text-properties fo:font-size="14pt" fo:language="es" fo:country="ES" officeooo:rsid="0002f489" style:font-size-asian="14pt" style:font-size-complex="14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 examinar un cable de red vemos que tiene impreso en la cubierta la siguiente información:</text:p>
      <text:p text:style-name="P1"/>
      <text:p text:style-name="P1">DATA CABLE, CAT. 5, 26 AWG, UTP, IEC 332-1, PATCH CORD, EN 50173+ISO/IEC 11801, PLENUM</text:p>
      <text:p text:style-name="P1"/>
      <text:p text:style-name="P1">Indica que significa cada uno de los términos indicados arriba.</text:p>
      <text:list xml:id="list1651259787" text:style-name="L1">
        <text:list-item>
          <text:p text:style-name="P3"><text:span text:style-name="T12">DATA CABLE→ </text:span><text:span text:style-name="T13">E</text:span><text:span text:style-name="T1">s un cable que permite la transmisión de datos de un punto a otro dentro de una red de ordenadores.</text:span></text:p>
        </text:list-item>
        <text:list-item>
          <text:p text:style-name="P3"><text:span text:style-name="T12">CAT. 5→ </text:span><text:span text:style-name="T15">El cable de categoría 5 (CAT 5) es un tipo de </text:span><text:span text:style-name="T16">cable de par trenzado </text:span><text:span text:style-name="T15">cuya categoría es uno de los grados de cableado de </text:span><text:span text:style-name="T16">UTP desc</text:span><text:span text:style-name="T15">ritos en el estándar EIA/TIA 568B el cual se utiliza para ejecutar CDDI y puede transmitir datos a velocidades de hasta 100 </text:span><text:span text:style-name="T16">Mbps.</text:span></text:p>
        </text:list-item>
        <text:list-item>
          <text:p text:style-name="P3"><text:span text:style-name="T12">26 AWG → </text:span><text:span text:style-name="T4">Se refiere a la </text:span><text:span text:style-name="T1">cantidad de veces que un metal necesita pasar a través de las hileras de trefilado a fin de lograr el diámetro deseado, </text:span><text:span text:style-name="T2">ha sido trefilado 26 veces.</text:span></text:p>
        </text:list-item>
        <text:list-item>
          <text:p text:style-name="P3"><text:span text:style-name="T12">UTP→</text:span><text:span text:style-name="T1">Unshielded Twiste</text:span><text:span text:style-name="T2">d</text:span><text:span text:style-name="T1"> Pair/</text:span><text:span text:style-name="T13">Cable de Par Trenzado Sin Blindaje</text:span></text:p>
        </text:list-item>
      </text:list>
      <text:list text:style-name="L2">
        <text:list-item>
          <text:p text:style-name="P4"><text:span text:style-name="T12">IEC 332-1→ </text:span><text:span text:style-name="T13">T</text:span><text:span text:style-name="T1">iene como objetivo verificar que el cable no será el origen de un incendio ocasionado por la cercanía de la instalación a una fuente de calor externo que por error entre en contacto con el cable.</text:span><text:span text:style-name="T14"> </text:span></text:p>
        </text:list-item>
        <text:list-item>
          <text:p text:style-name="P4"><text:span text:style-name="T12">PATCH CORD→ </text:span><text:span text:style-name="T1">El Patch Cord o Cable de Parcheo es el Cable de Red que va del Panel de Parcheo al equipo activo como podría se</text:span><text:span text:style-name="T2">r</text:span><text:span text:style-name="T1"> un Switch o otro Panel de parcheo.</text:span></text:p>
        </text:list-item>
        <text:list-item>
          <text:p text:style-name="P4"><text:span text:style-name="T12">EN 50173→ </text:span><text:span text:style-name="T3">Esta norma europea especifica el cableado genérico que soporta un amplio rango de servicios de comunicación para utilizarse dentro de centros de datos.</text:span><text:span text:style-name="T12"> <text:tab/><text:tab/><text:tab/><text:tab/><text:tab/><text:tab/>+</text:span></text:p>
        </text:list-item>
      </text:list>
      <text:p text:style-name="P2"><text:span text:style-name="T10">ISO/IEC 11801→ </text:span><text:span text:style-name="T5">es una norma internacional que permite establecer los requisitos y parámetros para la implementación de la estructura y transmisión de redes de datos.</text:span></text:p>
      <text:list text:style-name="L3">
        <text:list-item>
          <text:p text:style-name="P5"><text:span text:style-name="T12">PLENUM→ </text:span><text:span text:style-name="T13">E</text:span><text:span text:style-name="T1">s un tipo de cable diseñado específicamente para usarse en espacios de canalizació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6.2$Windows_X86_64 LibreOffice_project/5b1f5509c2decdade7fda905e3e1429a67acd63d</meta:generator>
    <dc:date>2023-10-19T12:12:01.973000000</dc:date>
    <meta:editing-duration>PT1H16M3S</meta:editing-duration>
    <meta:editing-cycles>3</meta:editing-cycles>
    <meta:document-statistic meta:table-count="0" meta:image-count="0" meta:object-count="0" meta:page-count="1" meta:paragraph-count="12" meta:word-count="300" meta:character-count="1653" meta:non-whitespace-character-count="1366"/>
  </office:meta>
</office:document-meta>
</file>